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Util.getPublicationFromUrl( ServiceManager manager , DocumentFactory factory , String webap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ationUtil.getPublication( ServiceManager manager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Util.isValidArea( String 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Util.isValidPublication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Util.getPublication( ServiceManager manager , 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ublicationUtil.getPublications( ServiceManager manager , Document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